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0fe6" officeooo:paragraph-rsid="00020fe6"/>
    </style:style>
    <style:style style:name="P2" style:family="paragraph" style:parent-style-name="Standard">
      <style:text-properties officeooo:rsid="00025586" officeooo:paragraph-rsid="00025586"/>
    </style:style>
    <style:style style:name="P3" style:family="paragraph" style:parent-style-name="Standard">
      <style:text-properties officeooo:paragraph-rsid="000420b6"/>
    </style:style>
    <style:style style:name="P4" style:family="paragraph" style:parent-style-name="Standard">
      <style:text-properties officeooo:rsid="0006ac50" officeooo:paragraph-rsid="0006ac50"/>
    </style:style>
    <style:style style:name="P5" style:family="paragraph" style:parent-style-name="Standard">
      <style:text-properties officeooo:rsid="0009c68f" officeooo:paragraph-rsid="0009c68f"/>
    </style:style>
    <style:style style:name="P6" style:family="paragraph" style:parent-style-name="Standard">
      <style:text-properties officeooo:rsid="000a8c00" officeooo:paragraph-rsid="000a8c00"/>
    </style:style>
    <style:style style:name="P7" style:family="paragraph" style:parent-style-name="Standard">
      <style:text-properties officeooo:paragraph-rsid="0016b2bd"/>
    </style:style>
    <style:style style:name="P8" style:family="paragraph" style:parent-style-name="Preformatted_20_Text">
      <style:text-properties officeooo:paragraph-rsid="000a8c00"/>
    </style:style>
    <style:style style:name="P9" style:family="paragraph" style:parent-style-name="Preformatted_20_Text">
      <style:text-properties officeooo:rsid="000d2ce3" officeooo:paragraph-rsid="000d2ce3"/>
    </style:style>
    <style:style style:name="P10" style:family="paragraph" style:parent-style-name="Preformatted_20_Text">
      <style:text-properties officeooo:rsid="000e835b" officeooo:paragraph-rsid="000e835b"/>
    </style:style>
    <style:style style:name="P11" style:family="paragraph" style:parent-style-name="Preformatted_20_Text">
      <style:text-properties officeooo:paragraph-rsid="000d2ce3"/>
    </style:style>
    <style:style style:name="P12" style:family="paragraph" style:parent-style-name="Preformatted_20_Text">
      <style:text-properties officeooo:rsid="00119888" officeooo:paragraph-rsid="00119888"/>
    </style:style>
    <style:style style:name="P13" style:family="paragraph" style:parent-style-name="Preformatted_20_Text">
      <style:text-properties officeooo:paragraph-rsid="00119888"/>
    </style:style>
    <style:style style:name="P14" style:family="paragraph" style:parent-style-name="Preformatted_20_Text">
      <style:text-properties officeooo:rsid="0013836b" officeooo:paragraph-rsid="0013836b"/>
    </style:style>
    <style:style style:name="P15" style:family="paragraph" style:parent-style-name="Preformatted_20_Text">
      <style:text-properties officeooo:rsid="0015e9bb" officeooo:paragraph-rsid="0015e9bb"/>
    </style:style>
    <style:style style:name="P16" style:family="paragraph" style:parent-style-name="Preformatted_20_Text">
      <style:text-properties officeooo:paragraph-rsid="0015e9bb"/>
    </style:style>
    <style:style style:name="P17" style:family="paragraph" style:parent-style-name="Preformatted_20_Text">
      <style:text-properties officeooo:paragraph-rsid="00025586"/>
    </style:style>
    <style:style style:name="P18" style:family="paragraph" style:parent-style-name="Preformatted_20_Text">
      <style:text-properties officeooo:paragraph-rsid="0009c68f"/>
    </style:style>
    <style:style style:name="P19" style:family="paragraph" style:parent-style-name="Preformatted_20_Text">
      <style:text-properties officeooo:rsid="00185662" officeooo:paragraph-rsid="00185662"/>
    </style:style>
    <style:style style:name="P20" style:family="paragraph" style:parent-style-name="Preformatted_20_Text">
      <style:text-properties officeooo:paragraph-rsid="00185662"/>
    </style:style>
    <style:style style:name="P21" style:family="paragraph" style:parent-style-name="Preformatted_20_Text">
      <style:paragraph-properties fo:margin-top="0in" fo:margin-bottom="0.1965in" loext:contextual-spacing="false" fo:padding="0.0311in" fo:border="0.06pt inset #cccccc"/>
    </style:style>
    <style:style style:name="P22" style:family="paragraph" style:parent-style-name="Preformatted_20_Text">
      <style:paragraph-properties fo:padding="0.0311in" fo:border="0.06pt inset #cccccc"/>
    </style:style>
    <style:style style:name="P23" style:family="paragraph" style:parent-style-name="Preformatted_20_Text">
      <style:paragraph-properties fo:padding="0.0311in" fo:border="0.06pt inset #cccccc"/>
      <style:text-properties officeooo:paragraph-rsid="00089cc0"/>
    </style:style>
    <style:style style:name="T1" style:family="text">
      <style:text-properties officeooo:rsid="00020fe6"/>
    </style:style>
    <style:style style:name="T2" style:family="text">
      <style:text-properties officeooo:rsid="000420b6"/>
    </style:style>
    <style:style style:name="T3" style:family="text">
      <style:text-properties officeooo:rsid="00089cc0"/>
    </style:style>
    <style:style style:name="T4" style:family="text">
      <style:text-properties officeooo:rsid="0014860b"/>
    </style:style>
    <style:style style:name="T5" style:family="text">
      <style:text-properties officeooo:rsid="0015e9bb"/>
    </style:style>
    <style:style style:name="T6" style:family="text">
      <style:text-properties officeooo:rsid="0016b2bd"/>
    </style:style>
    <style:style style:name="T7" style:family="text">
      <style:text-properties officeooo:rsid="00185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umber of each type</text:span></text:p>
      <text:p text:style-name="P7"><text:span text:style-name="T6">CREATE VIEW rental_type</text:span></text:p>
      <text:p text:style-name="P7"><text:span text:style-name="T6">AS<text:line-break/></text:span><text:a xlink:type="simple" xlink:href="https://www.postgresql.org/docs/13/static/sql-select.html" office:target-frame-name="_blank" xlink:show="new" text:style-name="Internet_20_link" text:visited-style-name="Visited_20_Internet_20_Link">SELECT</text:a> rg.intsrument_type, <text:a xlink:type="simple" xlink:href="https://www.postgresql.org/docs/13/static/functions-aggregate.html" office:target-frame-name="_blank" xlink:show="new" text:style-name="Internet_20_link" text:visited-style-name="Visited_20_Internet_20_Link">COUNT</text:a>(*) count</text:p>
      <text:p text:style-name="P22">FROM <text:a xlink:type="simple" xlink:href="http://localhost:8080/?pgsql=db&amp;username=postgres&amp;db=data&amp;ns=public&amp;table=rented_instrument" text:style-name="Internet_20_link" text:visited-style-name="Visited_20_Internet_20_Link">rented_instrument</text:a> as rd, <text:a xlink:type="simple" xlink:href="http://localhost:8080/?pgsql=db&amp;username=postgres&amp;db=data&amp;ns=public&amp;table=renting_instrument" text:style-name="Internet_20_link" text:visited-style-name="Visited_20_Internet_20_Link">renting_instrument</text:a> as <text:s/>rg</text:p>
      <text:p text:style-name="P22">WHERE rg.renting_id = rd.instrument_id</text:p>
      <text:p text:style-name="P22">GROUP by rg.intsrument_type</text:p>
      <text:p text:style-name="P21">ORDER by count DESC</text:p>
      <text:p text:style-name="P1"/>
      <text:p text:style-name="P2">number of rentals per month</text:p>
      <text:p text:style-name="P17"><text:a xlink:type="simple" xlink:href="https://www.postgresql.org/docs/13/static/sql-createview.html" office:target-frame-name="_blank" xlink:show="new" text:style-name="Internet_20_link" text:visited-style-name="Visited_20_Internet_20_Link">CREATE VIEW</text:a> <text:a xlink:type="simple" xlink:href="http://localhost:8080/?pgsql=db&amp;username=postgres&amp;db=data&amp;ns=public&amp;table=rental_month" text:style-name="Internet_20_link" text:visited-style-name="Visited_20_Internet_20_Link">rental_month</text:a>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DATE_PART</text:a>('month',rd.date) as month , <text:a xlink:type="simple" xlink:href="https://www.postgresql.org/docs/13/static/functions-aggregate.html" office:target-frame-name="_blank" xlink:show="new" text:style-name="Internet_20_link" text:visited-style-name="Visited_20_Internet_20_Link">COUNT</text:a>(*) count</text:p>
      <text:p text:style-name="P22">FROM <text:a xlink:type="simple" xlink:href="http://localhost:8080/?pgsql=db&amp;username=postgres&amp;db=data&amp;ns=public&amp;table=rented_instrument" text:style-name="Internet_20_link" text:visited-style-name="Visited_20_Internet_20_Link">rented_instrument</text:a> as <text:s/>rd</text:p>
      <text:p text:style-name="P22">WHERE <text:a xlink:type="simple" xlink:href="https://www.postgresql.org/docs/13/static/functions-datetime.html" office:target-frame-name="_blank" xlink:show="new" text:style-name="Internet_20_link" text:visited-style-name="Visited_20_Internet_20_Link">DATE_PART</text:a>('year', rd.date)=2020</text:p>
      <text:p text:style-name="P22">GROUP by <text:a xlink:type="simple" xlink:href="https://www.postgresql.org/docs/13/static/functions-datetime.html" office:target-frame-name="_blank" xlink:show="new" text:style-name="Internet_20_link" text:visited-style-name="Visited_20_Internet_20_Link">DATE_PART</text:a>('month',rd.date)</text:p>
      <text:p text:style-name="P21">ORDER by <text:a xlink:type="simple" xlink:href="https://www.postgresql.org/docs/13/static/functions-datetime.html" office:target-frame-name="_blank" xlink:show="new" text:style-name="Internet_20_link" text:visited-style-name="Visited_20_Internet_20_Link">DATE_PART</text:a>('month',rd.date) </text:p>
      <text:p text:style-name="P17"/>
      <text:p text:style-name="P3"><text:span text:style-name="T2">total number of rentals<text:line-break/></text:span><text:a xlink:type="simple" xlink:href="https://www.postgresql.org/docs/13/static/sql-createview.html" office:target-frame-name="_blank" xlink:show="new" text:style-name="Internet_20_link" text:visited-style-name="Visited_20_Internet_20_Link">CREATE VIEW</text:a> <text:a xlink:type="simple" xlink:href="http://localhost:8080/?pgsql=db&amp;username=postgres&amp;db=data&amp;ns=public&amp;table=rental_tot" text:style-name="Internet_20_link" text:visited-style-name="Visited_20_Internet_20_Link">rental_tot</text:a>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aggregate.html" office:target-frame-name="_blank" xlink:show="new" text:style-name="Internet_20_link" text:visited-style-name="Visited_20_Internet_20_Link">COUNT</text:a>(rd)</text:p>
      <text:p text:style-name="P21">FROM <text:a xlink:type="simple" xlink:href="http://localhost:8080/?pgsql=db&amp;username=postgres&amp;db=data&amp;ns=public&amp;table=rented_instrument" text:style-name="Internet_20_link" text:visited-style-name="Visited_20_Internet_20_Link">rented_instrument</text:a> as rd</text:p>
      <text:p text:style-name="P3"/>
      <text:p text:style-name="P4">Average number of rentals per month over a year</text:p>
      <text:p text:style-name="P21"><text:a xlink:type="simple" xlink:href="https://www.postgresql.org/docs/13/static/sql-createview.html" office:target-frame-name="_blank" xlink:show="new" text:style-name="Internet_20_link" text:visited-style-name="Visited_20_Internet_20_Link">CREATE VIEW</text:a> <text:a xlink:type="simple" xlink:href="http://localhost:8080/?pgsql=db&amp;username=postgres&amp;db=data&amp;ns=public&amp;table=rental_monthly_avg" text:style-name="Internet_20_link" text:visited-style-name="Visited_20_Internet_20_Link">rental_monthly_avg</text:a>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aggregate.html" office:target-frame-name="_blank" xlink:show="new" text:style-name="Internet_20_link" text:visited-style-name="Visited_20_Internet_20_Link">AVG</text:a>(count) </text:p>
      <text:p text:style-name="P22">FROM (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DATE_PART</text:a>('month',rd.date) , <text:a xlink:type="simple" xlink:href="https://www.postgresql.org/docs/13/static/functions-aggregate.html" office:target-frame-name="_blank" xlink:show="new" text:style-name="Internet_20_link" text:visited-style-name="Visited_20_Internet_20_Link">COUNT</text:a>(*) count</text:p>
      <text:p text:style-name="P22">FROM <text:a xlink:type="simple" xlink:href="http://localhost:8080/?pgsql=db&amp;username=postgres&amp;db=data&amp;ns=public&amp;table=rented_instrument" text:style-name="Internet_20_link" text:visited-style-name="Visited_20_Internet_20_Link">rented_instrument</text:a> as <text:s/>rd</text:p>
      <text:p text:style-name="P22">WHERE <text:a xlink:type="simple" xlink:href="https://www.postgresql.org/docs/13/static/functions-datetime.html" office:target-frame-name="_blank" xlink:show="new" text:style-name="Internet_20_link" text:visited-style-name="Visited_20_Internet_20_Link">DATE_PART</text:a>('year', rd.date)=2020</text:p>
      <text:p text:style-name="P22">GROUP by rd.date</text:p>
      <text:p text:style-name="P21">) date</text:p>
      <text:p text:style-name="P5">number of lessons per month</text:p>
      <text:p text:style-name="P18"><text:a xlink:type="simple" xlink:href="https://www.postgresql.org/docs/13/static/sql-createview.html" office:target-frame-name="_blank" xlink:show="new" text:style-name="Internet_20_link" text:visited-style-name="Visited_20_Internet_20_Link">CREATE VIEW</text:a> <text:a xlink:type="simple" xlink:href="http://localhost:8080/?pgsql=db&amp;username=postgres&amp;db=data&amp;ns=public&amp;table=lesson_monthly" text:style-name="Internet_20_link" text:visited-style-name="Visited_20_Internet_20_Link">lesson_monthly</text:a></text:p>
      <text:p text:style-name="P22">AS 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 , <text:a xlink:type="simple" xlink:href="https://www.postgresql.org/docs/13/static/functions-aggregate.html" office:target-frame-name="_blank" xlink:show="new" text:style-name="Internet_20_link" text:visited-style-name="Visited_20_Internet_20_Link">COUNT</text:a>(*) count</text:p>
      <text:p text:style-name="P22">FROM <text:a xlink:type="simple" xlink:href="http://localhost:8080/?pgsql=db&amp;username=postgres&amp;db=data&amp;ns=public&amp;table=timeslot" text:style-name="Internet_20_link" text:visited-style-name="Visited_20_Internet_20_Link">timeslot</text:a> as <text:s/>ts</text:p>
      <text:p text:style-name="P22">WHERE <text:a xlink:type="simple" xlink:href="https://www.postgresql.org/docs/13/static/functions-datetime.html" office:target-frame-name="_blank" xlink:show="new" text:style-name="Internet_20_link" text:visited-style-name="Visited_20_Internet_20_Link">DATE_PART</text:a>('year', ts.date)=2020</text:p>
      <text:p text:style-name="P22">GROUP by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</text:p>
      <text:p text:style-name="P21">ORDER by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 </text:p>
      <text:p text:style-name="P18"/>
      <text:p text:style-name="P6">total number of lessons </text:p>
      <text:p text:style-name="P8"><text:a xlink:type="simple" xlink:href="https://www.postgresql.org/docs/13/static/sql-createview.html" office:target-frame-name="_blank" xlink:show="new" text:style-name="Internet_20_link" text:visited-style-name="Visited_20_Internet_20_Link">CREATE VIEW</text:a> <text:a xlink:type="simple" xlink:href="http://localhost:8080/?pgsql=db&amp;username=postgres&amp;db=data&amp;ns=public&amp;table=lesson_tot" text:style-name="Internet_20_link" text:visited-style-name="Visited_20_Internet_20_Link">lesson_tot</text:a>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'lesson' AS <text:a xlink:type="simple" xlink:href="http://localhost:8080/?pgsql=db&amp;username=postgres&amp;db=data&amp;ns=public&amp;table=lesson" text:style-name="Internet_20_link" text:visited-style-name="Visited_20_Internet_20_Link">lesson</text:a>, <text:a xlink:type="simple" xlink:href="https://www.postgresql.org/docs/13/static/functions-aggregate.html" office:target-frame-name="_blank" xlink:show="new" text:style-name="Internet_20_link" text:visited-style-name="Visited_20_Internet_20_Link">COUNT</text:a>(*) FROM <text:a xlink:type="simple" xlink:href="http://localhost:8080/?pgsql=db&amp;username=postgres&amp;db=data&amp;ns=public&amp;table=lesson" text:style-name="Internet_20_link" text:visited-style-name="Visited_20_Internet_20_Link">lesson</text:a> </text:p>
      <text:p text:style-name="P22">UNION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'ensemble' AS <text:a xlink:type="simple" xlink:href="http://localhost:8080/?pgsql=db&amp;username=postgres&amp;db=data&amp;ns=public&amp;table=ensemble" text:style-name="Internet_20_link" text:visited-style-name="Visited_20_Internet_20_Link">ensemble</text:a>, <text:a xlink:type="simple" xlink:href="https://www.postgresql.org/docs/13/static/functions-aggregate.html" office:target-frame-name="_blank" xlink:show="new" text:style-name="Internet_20_link" text:visited-style-name="Visited_20_Internet_20_Link">COUNT</text:a>(*) FROM <text:a xlink:type="simple" xlink:href="http://localhost:8080/?pgsql=db&amp;username=postgres&amp;db=data&amp;ns=public&amp;table=ensemble" text:style-name="Internet_20_link" text:visited-style-name="Visited_20_Internet_20_Link">ensemble</text:a></text:p>
      <text:p text:style-name="P22">UNION</text:p>
      <text:p text:style-name="P22"><text:soft-page-break/><text:a xlink:type="simple" xlink:href="https://www.postgresql.org/docs/13/static/sql-select.html" office:target-frame-name="_blank" xlink:show="new" text:style-name="Internet_20_link" text:visited-style-name="Visited_20_Internet_20_Link">SELECT</text:a> 'individual lesson' AS <text:a xlink:type="simple" xlink:href="http://localhost:8080/?pgsql=db&amp;username=postgres&amp;db=data&amp;ns=public&amp;table=individual_lesson" text:style-name="Internet_20_link" text:visited-style-name="Visited_20_Internet_20_Link">individual_lesson</text:a>, <text:a xlink:type="simple" xlink:href="https://www.postgresql.org/docs/13/static/functions-aggregate.html" office:target-frame-name="_blank" xlink:show="new" text:style-name="Internet_20_link" text:visited-style-name="Visited_20_Internet_20_Link">COUNT</text:a>(*) FROM <text:a xlink:type="simple" xlink:href="http://localhost:8080/?pgsql=db&amp;username=postgres&amp;db=data&amp;ns=public&amp;table=individual_lesson" text:style-name="Internet_20_link" text:visited-style-name="Visited_20_Internet_20_Link">individual_lesson</text:a> </text:p>
      <text:p text:style-name="P22">UNION</text:p>
      <text:p text:style-name="P21"><text:a xlink:type="simple" xlink:href="https://www.postgresql.org/docs/13/static/sql-select.html" office:target-frame-name="_blank" xlink:show="new" text:style-name="Internet_20_link" text:visited-style-name="Visited_20_Internet_20_Link">SELECT</text:a> 'group lesson' AS <text:a xlink:type="simple" xlink:href="http://localhost:8080/?pgsql=db&amp;username=postgres&amp;db=data&amp;ns=public&amp;table=group_lesson" text:style-name="Internet_20_link" text:visited-style-name="Visited_20_Internet_20_Link">group_lesson</text:a>, <text:a xlink:type="simple" xlink:href="https://www.postgresql.org/docs/13/static/functions-aggregate.html" office:target-frame-name="_blank" xlink:show="new" text:style-name="Internet_20_link" text:visited-style-name="Visited_20_Internet_20_Link">COUNT</text:a>(*) FROM <text:a xlink:type="simple" xlink:href="http://localhost:8080/?pgsql=db&amp;username=postgres&amp;db=data&amp;ns=public&amp;table=group_lesson" text:style-name="Internet_20_link" text:visited-style-name="Visited_20_Internet_20_Link">group_lesson</text:a></text:p>
      <text:p text:style-name="P20"><text:span text:style-name="T7">Average number of rentals over a year<text:line-break/></text:span><text:a xlink:type="simple" xlink:href="https://www.postgresql.org/docs/13/static/sql-createview.html" office:target-frame-name="_blank" xlink:show="new" text:style-name="Internet_20_link" text:visited-style-name="Visited_20_Internet_20_Link">CREATE VIEW</text:a> lesson_monthly_avg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aggregate.html" office:target-frame-name="_blank" xlink:show="new" text:style-name="Internet_20_link" text:visited-style-name="Visited_20_Internet_20_Link">AVG</text:a>(count) </text:p>
      <text:p text:style-name="P22">FROM (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 , <text:a xlink:type="simple" xlink:href="https://www.postgresql.org/docs/13/static/functions-aggregate.html" office:target-frame-name="_blank" xlink:show="new" text:style-name="Internet_20_link" text:visited-style-name="Visited_20_Internet_20_Link">COUNT</text:a>(*) count</text:p>
      <text:p text:style-name="P22">FROM <text:a xlink:type="simple" xlink:href="http://localhost:8080/?pgsql=db&amp;username=postgres&amp;db=data&amp;ns=public&amp;table=timeslot" text:style-name="Internet_20_link" text:visited-style-name="Visited_20_Internet_20_Link">timeslot</text:a> as <text:s/>ts</text:p>
      <text:p text:style-name="P22">WHERE <text:a xlink:type="simple" xlink:href="https://www.postgresql.org/docs/13/static/functions-datetime.html" office:target-frame-name="_blank" xlink:show="new" text:style-name="Internet_20_link" text:visited-style-name="Visited_20_Internet_20_Link">DATE_PART</text:a>('year', ts.date)=2020</text:p>
      <text:p text:style-name="P22">GROUP by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</text:p>
      <text:p text:style-name="P21">)avg</text:p>
      <text:p text:style-name="P19"/>
      <text:p text:style-name="P8"/>
      <text:p text:style-name="P8"/>
      <text:p text:style-name="P9">Number of lessons an instructor has given for current month </text:p>
      <text:p text:style-name="P11"><text:a xlink:type="simple" xlink:href="https://www.postgresql.org/docs/13/static/sql-select.html" office:target-frame-name="_blank" xlink:show="new" text:style-name="Internet_20_link" text:visited-style-name="Visited_20_Internet_20_Link">SELECT</text:a> ls.instructor_id, <text:a xlink:type="simple" xlink:href="https://www.postgresql.org/docs/13/static/functions-aggregate.html" office:target-frame-name="_blank" xlink:show="new" text:style-name="Internet_20_link" text:visited-style-name="Visited_20_Internet_20_Link">COUNT</text:a>(*) as lessons</text:p>
      <text:p text:style-name="P22">FROM <text:a xlink:type="simple" xlink:href="http://localhost:8080/?pgsql=db&amp;username=postgres&amp;db=data&amp;ns=public&amp;table=lesson" text:style-name="Internet_20_link" text:visited-style-name="Visited_20_Internet_20_Link">lesson</text:a> as ls, <text:a xlink:type="simple" xlink:href="http://localhost:8080/?pgsql=db&amp;username=postgres&amp;db=data&amp;ns=public&amp;table=timeslot" text:style-name="Internet_20_link" text:visited-style-name="Visited_20_Internet_20_Link">timeslot</text:a> as ts</text:p>
      <text:p text:style-name="P22">WHERE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=<text:a xlink:type="simple" xlink:href="https://www.postgresql.org/docs/13/static/functions-datetime.html" office:target-frame-name="_blank" xlink:show="new" text:style-name="Internet_20_link" text:visited-style-name="Visited_20_Internet_20_Link">DATE_PART</text:a>('month',(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current_timestamp</text:a>))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<text:a xlink:type="simple" xlink:href="https://www.postgresql.org/docs/13/static/functions-datetime.html" office:target-frame-name="_blank" xlink:show="new" text:style-name="Internet_20_link" text:visited-style-name="Visited_20_Internet_20_Link">DATE_PART</text:a>('year',ts.date)=<text:a xlink:type="simple" xlink:href="https://www.postgresql.org/docs/13/static/functions-datetime.html" office:target-frame-name="_blank" xlink:show="new" text:style-name="Internet_20_link" text:visited-style-name="Visited_20_Internet_20_Link">DATE_PART</text:a>('year',(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current_timestamp</text:a>))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ls.lesson_id = ts.lesson_id</text:p>
      <text:p text:style-name="P22">GROUP by ls.instructor_id</text:p>
      <text:p text:style-name="P22">HAVING <text:a xlink:type="simple" xlink:href="https://www.postgresql.org/docs/13/static/functions-aggregate.html" office:target-frame-name="_blank" xlink:show="new" text:style-name="Internet_20_link" text:visited-style-name="Visited_20_Internet_20_Link">COUNT</text:a>(*) &gt; 1</text:p>
      <text:p text:style-name="P21">ORDER by lessons DESC</text:p>
      <text:p text:style-name="P11"/>
      <text:p text:style-name="P10">The 3 instructors that has given most lessons last month</text:p>
      <text:p text:style-name="P11">CREATE MATERIALIZED VIEW <text:a xlink:type="simple" xlink:href="http://localhost:8080/?pgsql=db&amp;username=postgres&amp;db=data&amp;ns=public&amp;table=instructor_previous_month" text:style-name="Internet_20_link" text:visited-style-name="Visited_20_Internet_20_Link">instructor_previous_month</text:a>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ls.instructor_id, <text:a xlink:type="simple" xlink:href="https://www.postgresql.org/docs/13/static/functions-aggregate.html" office:target-frame-name="_blank" xlink:show="new" text:style-name="Internet_20_link" text:visited-style-name="Visited_20_Internet_20_Link">COUNT</text:a>(*) as lessons</text:p>
      <text:p text:style-name="P22">FROM <text:a xlink:type="simple" xlink:href="http://localhost:8080/?pgsql=db&amp;username=postgres&amp;db=data&amp;ns=public&amp;table=lesson" text:style-name="Internet_20_link" text:visited-style-name="Visited_20_Internet_20_Link">lesson</text:a> as ls, <text:a xlink:type="simple" xlink:href="http://localhost:8080/?pgsql=db&amp;username=postgres&amp;db=data&amp;ns=public&amp;table=timeslot" text:style-name="Internet_20_link" text:visited-style-name="Visited_20_Internet_20_Link">timeslot</text:a> as ts</text:p>
      <text:p text:style-name="P22">WHERE <text:a xlink:type="simple" xlink:href="https://www.postgresql.org/docs/13/static/functions-datetime.html" office:target-frame-name="_blank" xlink:show="new" text:style-name="Internet_20_link" text:visited-style-name="Visited_20_Internet_20_Link">DATE_PART</text:a>('month',ts.date)=<text:a xlink:type="simple" xlink:href="https://www.postgresql.org/docs/13/static/functions-datetime.html" office:target-frame-name="_blank" xlink:show="new" text:style-name="Internet_20_link" text:visited-style-name="Visited_20_Internet_20_Link">DATE_PART</text:a>('month',(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current_timestamp</text:a>)- INTERVAL '1 month')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<text:a xlink:type="simple" xlink:href="https://www.postgresql.org/docs/13/static/functions-datetime.html" office:target-frame-name="_blank" xlink:show="new" text:style-name="Internet_20_link" text:visited-style-name="Visited_20_Internet_20_Link">DATE_PART</text:a>('year',ts.date)=<text:a xlink:type="simple" xlink:href="https://www.postgresql.org/docs/13/static/functions-datetime.html" office:target-frame-name="_blank" xlink:show="new" text:style-name="Internet_20_link" text:visited-style-name="Visited_20_Internet_20_Link">DATE_PART</text:a>('year',(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current_timestamp</text:a>)- INTERVAL '1 month')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ls.lesson_id = ts.lesson_id</text:p>
      <text:p text:style-name="P22">GROUP by ls.instructor_id</text:p>
      <text:p text:style-name="P22">ORDER <text:s/>by lessons DESC </text:p>
      <text:p text:style-name="P22">limit 3</text:p>
      <text:p text:style-name="P21">WITH DATA;</text:p>
      <text:p text:style-name="P11"/>
      <text:p text:style-name="P12">total number of lessons given</text:p>
      <text:p text:style-name="P13">CREATE MATERIALIZED VIEW <text:a xlink:type="simple" xlink:href="http://localhost:8080/?pgsql=db&amp;username=postgres&amp;db=data&amp;ns=public&amp;table=lessons_given" text:style-name="Internet_20_link" text:visited-style-name="Visited_20_Internet_20_Link">lessons_given</text:a></text:p>
      <text:p text:style-name="P22">AS</text:p>
      <text:p text:style-name="P22">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aggregate.html" office:target-frame-name="_blank" xlink:show="new" text:style-name="Internet_20_link" text:visited-style-name="Visited_20_Internet_20_Link">COUNT</text:a>(ts) as lessons</text:p>
      <text:p text:style-name="P22">FROM <text:a xlink:type="simple" xlink:href="http://localhost:8080/?pgsql=db&amp;username=postgres&amp;db=data&amp;ns=public&amp;table=timeslot" text:style-name="Internet_20_link" text:visited-style-name="Visited_20_Internet_20_Link">timeslot</text:a> as ts</text:p>
      <text:p text:style-name="P22">WHERE ts.date &lt; <text:a xlink:type="simple" xlink:href="https://www.postgresql.org/docs/13/static/functions-datetime.html" office:target-frame-name="_blank" xlink:show="new" text:style-name="Internet_20_link" text:visited-style-name="Visited_20_Internet_20_Link">CURRENT_DATE</text:a></text:p>
      <text:p text:style-name="P21">WITH DATA;</text:p>
      <text:p text:style-name="P13"/>
      <text:p text:style-name="P14">Number of ensemble given next week</text:p>
      <text:p text:style-name="P14"><text:a xlink:type="simple" xlink:href="https://www.postgresql.org/docs/13/static/sql-select.html" office:target-frame-name="_blank" xlink:show="new" text:style-name="Internet_20_link" text:visited-style-name="Visited_20_Internet_20_Link">SELECT</text:a> en.lesson_id, ts.date as date, en.genre_id as genre, en.maximum_students as students,</text:p>
      <text:p text:style-name="P22"><text:s/><text:a xlink:type="simple" xlink:href="https://www.postgresql.org/docs/13/static/functions-conditional.html" office:target-frame-name="_blank" xlink:show="new" text:style-name="Internet_20_link" text:visited-style-name="Visited_20_Internet_20_Link">CASE</text:a> <text:a xlink:type="simple" xlink:href="https://www.postgresql.org/docs/13/static/functions-conditional.html" office:target-frame-name="_blank" xlink:show="new" text:style-name="Internet_20_link" text:visited-style-name="Visited_20_Internet_20_Link">WHEN</text:a> <text:a xlink:type="simple" xlink:href="https://www.postgresql.org/docs/13/static/functions-aggregate.html" office:target-frame-name="_blank" xlink:show="new" text:style-name="Internet_20_link" text:visited-style-name="Visited_20_Internet_20_Link">COUNT</text:a>(sl)= en.maximum_students <text:a xlink:type="simple" xlink:href="https://www.postgresql.org/docs/13/static/functions-conditional.html" office:target-frame-name="_blank" xlink:show="new" text:style-name="Internet_20_link" text:visited-style-name="Visited_20_Internet_20_Link">THEN</text:a> 'Full booked'</text:p>
      <text:p text:style-name="P22"><text:soft-page-break/><text:s text:c="12"/><text:a xlink:type="simple" xlink:href="https://www.postgresql.org/docs/13/static/functions-conditional.html" office:target-frame-name="_blank" xlink:show="new" text:style-name="Internet_20_link" text:visited-style-name="Visited_20_Internet_20_Link">WHEN</text:a> en.maximum_students - <text:a xlink:type="simple" xlink:href="https://www.postgresql.org/docs/13/static/functions-aggregate.html" office:target-frame-name="_blank" xlink:show="new" text:style-name="Internet_20_link" text:visited-style-name="Visited_20_Internet_20_Link">COUNT</text:a>(sl) &lt;= 2 <text:a xlink:type="simple" xlink:href="https://www.postgresql.org/docs/13/static/functions-conditional.html" office:target-frame-name="_blank" xlink:show="new" text:style-name="Internet_20_link" text:visited-style-name="Visited_20_Internet_20_Link">THEN</text:a> 'has 1-2 seats left'</text:p>
      <text:p text:style-name="P22"><text:s text:c="12"/><text:a xlink:type="simple" xlink:href="https://www.postgresql.org/docs/13/static/functions-conditional.html" office:target-frame-name="_blank" xlink:show="new" text:style-name="Internet_20_link" text:visited-style-name="Visited_20_Internet_20_Link">ELSE</text:a> 'Many seats left'</text:p>
      <text:p text:style-name="P22"><text:s text:c="7"/><text:a xlink:type="simple" xlink:href="https://www.postgresql.org/docs/13/static/sql-end.html" office:target-frame-name="_blank" xlink:show="new" text:style-name="Internet_20_link" text:visited-style-name="Visited_20_Internet_20_Link">END</text:a> <text:span text:style-name="T4">seats</text:span></text:p>
      <text:p text:style-name="P22">FROM <text:a xlink:type="simple" xlink:href="http://localhost:8080/?pgsql=db&amp;username=postgres&amp;db=data&amp;ns=public&amp;table=ensemble" text:style-name="Internet_20_link" text:visited-style-name="Visited_20_Internet_20_Link">ensemble</text:a> as en, <text:a xlink:type="simple" xlink:href="http://localhost:8080/?pgsql=db&amp;username=postgres&amp;db=data&amp;ns=public&amp;table=timeslot" text:style-name="Internet_20_link" text:visited-style-name="Visited_20_Internet_20_Link">timeslot</text:a> as ts, <text:a xlink:type="simple" xlink:href="http://localhost:8080/?pgsql=db&amp;username=postgres&amp;db=data&amp;ns=public&amp;table=student_list" text:style-name="Internet_20_link" text:visited-style-name="Visited_20_Internet_20_Link">student_list</text:a> as sl, <text:a xlink:type="simple" xlink:href="https://www.postgresql.org/docs/13/static/functions-datetime.html" office:target-frame-name="_blank" xlink:show="new" text:style-name="Internet_20_link" text:visited-style-name="Visited_20_Internet_20_Link">DATE_TRUNC</text:a>('week',(<text:a xlink:type="simple" xlink:href="https://www.postgresql.org/docs/13/static/sql-select.html" office:target-frame-name="_blank" xlink:show="new" text:style-name="Internet_20_link" text:visited-style-name="Visited_20_Internet_20_Link">SELECT</text:a> <text:a xlink:type="simple" xlink:href="https://www.postgresql.org/docs/13/static/functions-datetime.html" office:target-frame-name="_blank" xlink:show="new" text:style-name="Internet_20_link" text:visited-style-name="Visited_20_Internet_20_Link">current_timestamp</text:a>)) as week</text:p>
      <text:p text:style-name="P22">WHERE ts.date &gt;= week +INTERVAL '7 days'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ts.date &lt; week +INTERVAL '14 days'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en.lesson_id = ts.lesson_id</text:p>
      <text:p text:style-name="P22">GROUP by en.lesson_id, ts.date</text:p>
      <text:p text:style-name="P21">ORDER by date, genre ASC</text:p>
      <text:p text:style-name="P16"><text:span text:style-name="T5">something something rental cost and date<text:line-break/><text:line-break/></text:span><text:a xlink:type="simple" xlink:href="https://www.postgresql.org/docs/13/static/sql-select.html" office:target-frame-name="_blank" xlink:show="new" text:style-name="Internet_20_link" text:visited-style-name="Visited_20_Internet_20_Link">SELECT</text:a> ri.instrument_name as name, ri.rental_cost as cost,</text:p>
      <text:p text:style-name="P22"><text:s/><text:a xlink:type="simple" xlink:href="https://www.postgresql.org/docs/13/static/functions-conditional.html" office:target-frame-name="_blank" xlink:show="new" text:style-name="Internet_20_link" text:visited-style-name="Visited_20_Internet_20_Link">CASE</text:a> <text:a xlink:type="simple" xlink:href="https://www.postgresql.org/docs/13/static/functions-conditional.html" office:target-frame-name="_blank" xlink:show="new" text:style-name="Internet_20_link" text:visited-style-name="Visited_20_Internet_20_Link">WHEN</text:a> ri.available_instrument_amount &gt; 0 <text:a xlink:type="simple" xlink:href="https://www.postgresql.org/docs/13/static/functions-conditional.html" office:target-frame-name="_blank" xlink:show="new" text:style-name="Internet_20_link" text:visited-style-name="Visited_20_Internet_20_Link">THEN</text:a> 'Available'</text:p>
      <text:p text:style-name="P22"><text:s text:c="12"/><text:a xlink:type="simple" xlink:href="https://www.postgresql.org/docs/13/static/functions-conditional.html" office:target-frame-name="_blank" xlink:show="new" text:style-name="Internet_20_link" text:visited-style-name="Visited_20_Internet_20_Link">ELSE</text:a> 'Not availble'</text:p>
      <text:p text:style-name="P22"><text:s text:c="7"/><text:a xlink:type="simple" xlink:href="https://www.postgresql.org/docs/13/static/sql-end.html" office:target-frame-name="_blank" xlink:show="new" text:style-name="Internet_20_link" text:visited-style-name="Visited_20_Internet_20_Link">END</text:a> Seats,</text:p>
      <text:p text:style-name="P22">les.date</text:p>
      <text:p text:style-name="P22">FROM <text:a xlink:type="simple" xlink:href="http://localhost:8080/?pgsql=db&amp;username=postgres&amp;db=data&amp;ns=public&amp;table=renting_instrument" text:style-name="Internet_20_link" text:visited-style-name="Visited_20_Internet_20_Link">renting_instrument</text:a> as ri</text:p>
      <text:p text:style-name="P22">LEFT JOIN </text:p>
      <text:p text:style-name="P22">(<text:a xlink:type="simple" xlink:href="https://www.postgresql.org/docs/13/static/sql-select.html" office:target-frame-name="_blank" xlink:show="new" text:style-name="Internet_20_link" text:visited-style-name="Visited_20_Internet_20_Link">SELECT</text:a> ts.date as date, gl.instrument_id as instrument_id</text:p>
      <text:p text:style-name="P22">FROM <text:s/><text:a xlink:type="simple" xlink:href="http://localhost:8080/?pgsql=db&amp;username=postgres&amp;db=data&amp;ns=public&amp;table=group_lesson" text:style-name="Internet_20_link" text:visited-style-name="Visited_20_Internet_20_Link">group_lesson</text:a> as gl, <text:a xlink:type="simple" xlink:href="http://localhost:8080/?pgsql=db&amp;username=postgres&amp;db=data&amp;ns=public&amp;table=timeslot" text:style-name="Internet_20_link" text:visited-style-name="Visited_20_Internet_20_Link">timeslot</text:a> as ts</text:p>
      <text:p text:style-name="P22">WHERE ts.date &gt; <text:a xlink:type="simple" xlink:href="https://www.postgresql.org/docs/13/static/functions-datetime.html" office:target-frame-name="_blank" xlink:show="new" text:style-name="Internet_20_link" text:visited-style-name="Visited_20_Internet_20_Link">CURRENT_DATE</text:a></text:p>
      <text:p text:style-name="P22"><text:a xlink:type="simple" xlink:href="https://www.postgresql.org/docs/13/static/functions-logical.html" office:target-frame-name="_blank" xlink:show="new" text:style-name="Internet_20_link" text:visited-style-name="Visited_20_Internet_20_Link">AND</text:a> ts.lesson_id = gl.lesson_id</text:p>
      <text:p text:style-name="P22">ORDER by ts.date</text:p>
      <text:p text:style-name="P22">) AS les</text:p>
      <text:p text:style-name="P22">ON les.instrument_id = ri.instrument_name</text:p>
      <text:p text:style-name="P22">ORDER by ri.rental_cost </text:p>
      <text:p text:style-name="P21">limit 3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7:02:13.337067753</meta:creation-date>
    <dc:date>2020-12-30T14:48:17.048869406</dc:date>
    <meta:editing-duration>P1DT2H4M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112" meta:word-count="478" meta:character-count="3700" meta:non-whitespace-character-count="3262"/>
  </office:meta>
</office:document-meta>
</file>